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ectar copilot a eclipse</text:p>
      <text:p text:style-name="P7"/>
      <text:p text:style-name="P8"><text:a xlink:type="simple" xlink:href="https://www.youtube.com/watch?v=KW-67TGG1g8" text:style-name="Internet_20_link" text:visited-style-name="Visited_20_Internet_20_Link">https://www.youtube.com/watch?v=KW-67TGG1g8</text:a></text:p>
      <text:p text:style-name="P8"/>
      <text:p text:style-name="P8"/>
      <text:p text:style-name="P6">Puedes conectar GitHub Copilot con Eclipse IDE usando el plugin oficial Copilot4Eclipse. Aquí tienes una guía paso-a-paso para hacerlo:</text:p>
      <text:p text:style-name="Horizontal_20_Line"/>
      <text:h text:style-name="Heading_20_3" text:outline-level="3">✅ Requisitos previos</text:h>
      <text:list xml:id="list4336181754146110427" text:style-name="L1">
        <text:list-item>
          <text:p text:style-name="P1">Ten instalado Eclipse, versión <text:span text:style-name="Strong_20_Emphasis">4.28 (2023-06)</text:span> o superior (según la guía oficial)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2Stack Overflow+2</text:a></text:p>
        </text:list-item>
        <text:list-item>
          <text:p text:style-name="P1">Tener una suscripción activa o periodo de prueba de GitHub Copilot (o al menos tu cuenta de GitHub para acceder al servicio)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1">Conexión a Internet, ya que el plugin se conecta al servicio de Copilot en la nube.</text:p>
        </text:list-item>
      </text:list>
      <text:p text:style-name="Horizontal_20_Line"/>
      <text:h text:style-name="Heading_20_3" text:outline-level="3">? Instalación del plugin Copilot4Eclipse</text:h>
      <text:list xml:id="list5791599395712658338" text:style-name="L2">
        <text:list-item>
          <text:p text:style-name="P2">En Eclipse selecciona <text:span text:style-name="Strong_20_Emphasis">Help &gt; Eclipse Marketplace…</text:span>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2">En el Marketplace busca <text:span text:style-name="Strong_20_Emphasis">"Copilot4Eclipse"</text:span> (o “GitHub Copilot” si aparece así)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2">Selecciona el plugin y haz clic en <text:span text:style-name="Strong_20_Emphasis">Install / Confirm</text:span>. Acepta la licencia y permite que Eclipse instale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2">Una vez instalado, reinicia Eclipse para activar el plugin correctamente.</text:p>
        </text:list-item>
      </text:list>
      <text:p text:style-name="Horizontal_20_Line"/>
      <text:h text:style-name="Heading_20_3" text:outline-level="3">? Iniciar sesión / vincular con tu cuenta de GitHub Copilot</text:h>
      <text:list xml:id="list5498138008196267905" text:style-name="L3">
        <text:list-item>
          <text:p text:style-name="P3">Dentro de Eclipse, después de instalar, encontrarás un menú llamado “Copilot” (ya sea en la barra de menú o en la barra de estado)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3">Selecciona la opción <text:span text:style-name="Strong_20_Emphasis">Sign In / Sign Into GitHub Copilot</text:span>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</text:list-item>
        <text:list-item>
          <text:p text:style-name="P3">Se abrirá un navegador con la página de activación de dispositivo de GitHub. Tendrás que copiar un código desde Eclipse, pegarlo en la página, y autorizar el plugin. <text:a xlink:type="simple" xlink:href="https://www.genuitec.com/docs/copilot4eclipse-quick-start-guide/?utm_source=chatgpt.com" office:target-frame-name="_blank" xlink:show="new" text:style-name="Internet_20_link" text:visited-style-name="Visited_20_Internet_20_Link">Genuitec+1</text:a></text:p>
        </text:list-item>
        <text:list-item>
          <text:p text:style-name="P3">Una vez autorizado, regresarás a Eclipse y el plugin estará listo para usarse.</text:p>
        </text:list-item>
      </text:list>
      <text:p text:style-name="Horizontal_20_Line"/>
      <text:h text:style-name="Heading_20_3" text:outline-level="3">?￢ﾀﾍ? Usar Copilot en Eclipse</text:h>
      <text:list xml:id="list1038424465979707925" text:style-name="L4">
        <text:list-item>
          <text:p text:style-name="P4">Cuando estés editando código, el plugin generará sugerencias de código en forma de <text:span text:style-name="Emphasis">ghost text</text:span> (texto gris que aparece como sugerencia en línea)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</text:list-item>
        <text:list-item>
          <text:p text:style-name="P4">Teclas de uso típico:</text:p>
          <text:list>
            <text:list-item>
              <text:p text:style-name="P4">Insertar sugerencia: <text:span text:style-name="Strong_20_Emphasis">TAB</text:span>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    </text:list-item>
            <text:list-item>
              <text:p text:style-name="P4">Ocultar sugerencia: <text:span text:style-name="Strong_20_Emphasis">ESC</text:span>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    </text:list-item>
            <text:list-item>
              <text:p text:style-name="P4"><text:soft-page-break/>Navegar entre sugerencias: Atajos como Alt+\ (o variantes) según sistema operativo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    </text:list-item>
          </text:list>
        </text:list-item>
        <text:list-item>
          <text:p text:style-name="P4">Puedes configurar qué lenguajes deberían activar las sugerencias automáticas o desactivarlas globalmente. <text:a xlink:type="simple" xlink:href="https://www.genuitec.com/docs/copilot4eclipse-quick-start-guide/?utm_source=chatgpt.com" office:target-frame-name="_blank" xlink:show="new" text:style-name="Internet_20_link" text:visited-style-name="Visited_20_Internet_20_Link">Genuitec</text:a></text:p>
        </text:list-item>
      </text:list>
      <text:p text:style-name="Horizontal_20_Line"/>
      <text:h text:style-name="Heading_20_3" text:outline-level="3">⚠️ Consideraciones / Tips</text:h>
      <text:list xml:id="list1664775754467475382" text:style-name="L5">
        <text:list-item>
          <text:p text:style-name="P5">Asegúrate de que tu versión de Eclipse es compatible. Algunas versiones antiguas no soportan bien el plugin. <text:a xlink:type="simple" xlink:href="https://stackoverflow.com/questions/78505305/how-to-install-github-copilot-plugin-in-eclipse?utm_source=chatgpt.com" office:target-frame-name="_blank" xlink:show="new" text:style-name="Internet_20_link" text:visited-style-name="Visited_20_Internet_20_Link">Stack Overflow+1</text:a></text:p>
        </text:list-item>
        <text:list-item>
          <text:p text:style-name="P5">Si estás en una red corporativa/proxy, puede que necesites configurar la conexión de red en Eclipse para que el plugin funcione correctamente. (Ve a <text:span text:style-name="Emphasis">Window &gt; Preferences &gt; General &gt; Network Connections</text:span>)</text:p>
        </text:list-item>
        <text:list-item>
          <text:p text:style-name="P5">Las sugerencias generadas por Copilot deben revisarse: no siempre son 100 % correctas o adaptadas a tu contexto.</text:p>
        </text:list-item>
        <text:list-item>
          <text:p text:style-name="P5">Si usas un lenguaje poco común o un editor muy específico dentro de Eclipse, puede que algunas funcionalidades no estén totalmente soportada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20T17:02:55.21</meta:creation-date>
    <meta:document-statistic meta:table-count="0" meta:image-count="0" meta:object-count="0" meta:page-count="2" meta:paragraph-count="29" meta:word-count="409" meta:character-count="2559"/>
    <dc:date>2025-11-20T17:24:03.87</dc:date>
    <dc:creator>d dd</dc:creator>
    <meta:editing-duration>PT6M8S</meta:editing-duration>
    <meta:editing-cycles>1</meta:editing-cycles>
    <meta:generator>OpenOffice/4.1.15$Win32 OpenOffice.org_project/4115m2$Build-9813</meta:generator>
  </office:meta>
</office:document-meta>
</file>